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Parasaltic Pump 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.6" calcext:value-type="float">
            <text:p>1.6</text:p>
          </table:table-cell>
          <table:table-cell table:style-name="Default" office:value-type="string" calcext:value-type="string">
            <text:p>mL/sec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dding AeroGarden to 32oz of tap water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ml of Aero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4" calcext:value-type="float">
            <text:p>10.2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office:value-type="float" office:value="1740" calcext:value-type="float">
            <text:p>1740</text:p>
          </table:table-cell>
        </table:table-row>
      </table:table>
      <table:table table:name="Volumns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½ PVC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olumn</text:p>
          </table:table-cell>
          <table:table-cell/>
        </table:table-row>
        <table:table-row table:style-name="ro1">
          <table:table-cell office:value-type="string" calcext:value-type="string">
            <text:p>interal Dia</text:p>
          </table:table-cell>
          <table:table-cell office:value-type="float" office:value="0.622" calcext:value-type="float">
            <text:p>0.622</text:p>
          </table:table-cell>
          <table:table-cell table:formula="of:=[.B2]^2*PI()" office:value-type="float" office:value="1.21543193219143" calcext:value-type="float">
            <text:p>1.21543193219143</text:p>
          </table:table-cell>
          <table:table-cell table:formula="of:=72+20*4+6*4" office:value-type="float" office:value="176" calcext:value-type="float">
            <text:p>176</text:p>
          </table:table-cell>
          <table:table-cell table:formula="of:=[.D2]*[.C2]" office:value-type="float" office:value="213.916020065692" calcext:value-type="float">
            <text:p>213.91602006569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4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al Dia</text:p>
          </table:table-cell>
          <table:table-cell office:value-type="float" office:value="4.065" calcext:value-type="float">
            <text:p>4.065</text:p>
          </table:table-cell>
          <table:table-cell table:formula="of:=[.B6]^2*PI()" office:value-type="float" office:value="51.9123838662648" calcext:value-type="float">
            <text:p>51.91238386626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]/[.C6]" office:value-type="float" office:value="4.12071271118615" calcext:value-type="float">
            <text:p>4.12071271118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4:27:33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52:56.030000000</meta:creation-date>
    <dc:date>2024-01-20T14:52:17.644000000</dc:date>
    <meta:editing-duration>PT32M20S</meta:editing-duration>
    <meta:editing-cycles>4</meta:editing-cycles>
    <meta:generator>LibreOffice/7.6.4.1$Windows_X86_64 LibreOffice_project/e19e193f88cd6c0525a17fb7a176ed8e6a3e2aa1</meta:generator>
    <meta:document-statistic meta:table-count="2" meta:cell-count="37" meta:object-count="0"/>
  </office:meta>
</office:document-meta>
</file>